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56400000150B7152D35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4.611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6.599cm" svg:height="4.624cm" svg:x="1cm" svg:y="12.537cm">
          <draw:image xlink:href="Pictures/100000000000056400000150B7152D3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1-12T23:54:09.573000000</dc:date>
    <meta:editing-duration>PT1M10S</meta:editing-duration>
    <meta:editing-cycles>1</meta:editing-cycles>
    <meta:generator>LibreOffice/4.4.3.2$Windows_x86 LibreOffice_project/88805f81e9fe61362df02b9941de8e38a9b5fd16</meta:generator>
    <meta:document-statistic meta:object-count="1"/>
  </office:meta>
</office:document-meta>
</file>